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3" style:family="table">
      <style:table-properties style:width="18.002cm" table:align="margins" style:may-break-between-rows="false"/>
    </style:style>
    <style:style style:name="Table3.A" style:family="table-column">
      <style:table-column-properties style:column-width="12.003cm" style:rel-column-width="43694*"/>
    </style:style>
    <style:style style:name="Table3.B" style:family="table-column">
      <style:table-column-properties style:column-width="5.999cm" style:rel-column-width="2184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B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002cm" table:align="margins" style:may-break-between-rows="false"/>
    </style:style>
    <style:style style:name="Table2.A" style:family="table-column">
      <style:table-column-properties style:column-width="12.003cm" style:rel-column-width="43694*"/>
    </style:style>
    <style:style style:name="Table2.B" style:family="table-column">
      <style:table-column-properties style:column-width="5.999cm" style:rel-column-width="2184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B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8.002cm" table:align="margins" style:may-break-between-rows="false"/>
    </style:style>
    <style:style style:name="Table1.A" style:family="table-column">
      <style:table-column-properties style:column-width="12.003cm" style:rel-column-width="43694*"/>
    </style:style>
    <style:style style:name="Table1.B" style:family="table-column">
      <style:table-column-properties style:column-width="5.999cm" style:rel-column-width="2184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8.002cm" table:align="margins" style:may-break-between-rows="false"/>
    </style:style>
    <style:style style:name="Table4.A" style:family="table-column">
      <style:table-column-properties style:column-width="12.003cm" style:rel-column-width="43694*"/>
    </style:style>
    <style:style style:name="Table4.B" style:family="table-column">
      <style:table-column-properties style:column-width="5.999cm" style:rel-column-width="2184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B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end" style:justify-single-word="false"/>
      <style:text-properties style:font-name="Liberation Sans" fo:font-size="10pt" officeooo:rsid="001e4530" officeooo:paragraph-rsid="001fdb01" style:font-size-asian="10pt" style:font-size-complex="10pt"/>
    </style:style>
    <style:style style:name="P2" style:family="paragraph" style:parent-style-name="Standard">
      <style:paragraph-properties fo:text-align="end" style:justify-single-word="false"/>
      <style:text-properties style:font-name="Liberation Sans" fo:font-size="10pt" officeooo:rsid="001fdb01" officeooo:paragraph-rsid="001fdb01" style:font-size-asian="10pt" style:font-size-complex="10pt"/>
    </style:style>
    <style:style style:name="P3" style:family="paragraph" style:parent-style-name="Standard">
      <style:text-properties officeooo:paragraph-rsid="001fdb01"/>
    </style:style>
    <style:style style:name="P4" style:family="paragraph" style:parent-style-name="Standard" style:master-page-name="">
      <style:paragraph-properties style:page-number="auto"/>
      <style:text-properties officeooo:paragraph-rsid="001fdb01"/>
    </style:style>
    <style:style style:name="P5" style:family="paragraph" style:parent-style-name="Table_20_Heading">
      <style:text-properties style:font-name="Liberation Sans" fo:font-size="14pt" officeooo:rsid="001e4530" officeooo:paragraph-rsid="001fdb01" style:font-size-asian="14pt" style:font-size-complex="14pt"/>
    </style:style>
    <style:style style:name="P6" style:family="paragraph" style:parent-style-name="Table_20_Heading">
      <style:text-properties style:font-name="Liberation Sans" fo:font-size="14pt" officeooo:rsid="001fdb01" officeooo:paragraph-rsid="001fdb01" style:font-size-asian="14pt" style:font-size-complex="14pt"/>
    </style:style>
    <style:style style:name="P7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fo:letter-spacing="normal" officeooo:rsid="001fdb01" officeooo:paragraph-rsid="001fdb01"/>
    </style:style>
    <style:style style:name="P8" style:family="paragraph" style:parent-style-name="Table_20_Contents" style:list-style-name="L1">
      <loext:graphic-properties draw:fill="none"/>
      <style:paragraph-properties fo:margin-left="0.499cm" fo:margin-right="0cm" fo:margin-top="0cm" fo:margin-bottom="0.199cm" loext:contextual-spacing="false" fo:text-align="start" style:justify-single-word="false" fo:text-indent="-0.4cm" style:auto-text-indent="false" fo:background-color="transparent" style:shadow="none" text:number-lines="false" text:line-number="0">
        <style:tab-stops/>
      </style:paragraph-properties>
      <style:text-properties style:font-name="Liberation Sans" officeooo:rsid="001fdb01" officeooo:paragraph-rsid="001fdb01"/>
    </style:style>
    <style:style style:name="P9" style:family="paragraph" style:parent-style-name="Table_20_Contents" style:list-style-name="L1">
      <loext:graphic-properties draw:fill="none"/>
      <style:paragraph-properties fo:margin-left="0.101cm" fo:margin-right="0cm" fo:margin-top="0cm" fo:margin-bottom="0.199cm" loext:contextual-spacing="false" fo:text-align="start" style:justify-single-word="false" fo:text-indent="0cm" style:auto-text-indent="false" fo:background-color="transparent" style:shadow="none" text:number-lines="false" text:line-number="0"/>
      <style:text-properties style:font-name="Liberation Sans" fo:letter-spacing="normal" officeooo:rsid="001fdb01" officeooo:paragraph-rsid="001fdb01"/>
    </style:style>
    <style:style style:name="T1" style:family="text">
      <style:text-properties fo:letter-spacing="normal"/>
    </style:style>
    <style:style style:name="T2" style:family="text">
      <style:text-properties fo:letter-spacing="normal" officeooo:rsid="0021d5d9"/>
    </style:style>
    <style:style style:name="T3" style:family="text">
      <style:text-properties fo:letter-spacing="normal" officeooo:rsid="002780c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499cm" fo:text-indent="0.101cm" fo:margin-left="0.499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P5">ClassName</text:p>
          </table:table-cell>
          <table:table-cell table:style-name="Table3.B1" office:value-type="string">
            <text:p text:style-name="P1">SuperName</text:p>
          </table:table-cell>
        </table:table-row>
        <table:table-row>
          <table:table-cell table:style-name="Table3.A2" office:value-type="string">
            <text:list xml:id="list1866386318" text:style-name="L1">
              <text:list-item>
                <text:p text:style-name="P7">responsibilities</text:p>
              </text:list-item>
            </text:list>
          </table:table-cell>
          <table:table-cell table:style-name="Table3.B2" office:value-type="string">
            <text:list xml:id="list145344643453004" text:continue-numbering="true" text:style-name="L1">
              <text:list-item>
                <text:p text:style-name="P9">collaborators</text:p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6">JsbSimEnv</text:p>
          </table:table-cell>
          <table:table-cell table:style-name="Table2.B1" office:value-type="string">
            <text:p text:style-name="P2">Env</text:p>
          </table:table-cell>
        </table:table-row>
        <table:table-row>
          <table:table-cell table:style-name="Table2.A2" office:value-type="string">
            <text:list xml:id="list145344216199113" text:continue-numbering="true" text:style-name="L1">
              <text:list-item>
                <text:p text:style-name="P8"><text:span text:style-name="T2">m</text:span><text:span text:style-name="T1">anage JsbSimInstance object</text:span></text:p>
              </text:list-item>
              <text:list-item>
                <text:p text:style-name="P7">provide environment interface to RL agent</text:p>
              </text:list-item>
              <text:list-item>
                <text:p text:style-name="P7">specify action and state variables common to all tasks</text:p>
              </text:list-item>
              <text:list-item>
                <text:p text:style-name="P7">calculate task-specific action and state space using TaskModule</text:p>
              </text:list-item>
              <text:list-item>
                <text:p text:style-name="P7">convert agent actions/states to format required by JsbSimInstance</text:p>
              </text:list-item>
              <text:list-item>
                <text:p text:style-name="P7">communicate actions/state to/from JsbSimInstance</text:p>
              </text:list-item>
            </text:list>
          </table:table-cell>
          <table:table-cell table:style-name="Table2.B2" office:value-type="string">
            <text:list xml:id="list145345015802480" text:continue-numbering="true" text:style-name="L1">
              <text:list-item>
                <text:p text:style-name="P9">JsbSimInstance</text:p>
              </text:list-item>
              <text:list-item>
                <text:p text:style-name="P9">TaskModule</text:p>
              </text:list-item>
              <text:list-item>
                <text:p text:style-name="P9">Agent</text:p>
              </text:list-item>
            </text:list>
          </table:table-cell>
        </table:table-row>
      </table:table>
      <text:p text:style-name="P3"/>
      <text:p text:style-name="P3"/>
      <text:p text:style-name="P4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">TaskModule</text:p>
          </table:table-cell>
          <table:table-cell table:style-name="Table1.B1" office:value-type="string">
            <text:p text:style-name="P1"/>
          </table:table-cell>
        </table:table-row>
        <table:table-row>
          <table:table-cell table:style-name="Table1.A2" office:value-type="string">
            <text:list xml:id="list145344793311083" text:continue-numbering="true" text:style-name="L1">
              <text:list-item>
                <text:p text:style-name="P8"><text:span text:style-name="T2">s</text:span><text:span text:style-name="T1">pecify task-specific action and state variables</text:span></text:p>
              </text:list-item>
              <text:list-item>
                <text:p text:style-name="P8"><text:span text:style-name="T2">c</text:span><text:span text:style-name="T1">alculate </text:span><text:span text:style-name="T3">initial</text:span><text:span text:style-name="T1"> agent state on environment reset</text:span></text:p>
              </text:list-item>
              <text:list-item>
                <text:p text:style-name="P8"><text:span text:style-name="T2">c</text:span><text:span text:style-name="T1">alculate reward</text:span></text:p>
              </text:list-item>
            </text:list>
          </table:table-cell>
          <table:table-cell table:style-name="Table1.B2" office:value-type="string">
            <text:list xml:id="list145345141946216" text:continue-numbering="true" text:style-name="L1">
              <text:list-item>
                <text:p text:style-name="P9">JsbSimEnv</text:p>
              </text:list-item>
            </text:list>
          </table:table-cell>
        </table:table-row>
      </table:table>
      <text:p text:style-name="P3"/>
      <text:p text:style-name="P3"/>
      <text:p text:style-name="P3"/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6">JsbSimInstance</text:p>
          </table:table-cell>
          <table:table-cell table:style-name="Table4.B1" office:value-type="string">
            <text:p text:style-name="P1"/>
          </table:table-cell>
        </table:table-row>
        <table:table-row>
          <table:table-cell table:style-name="Table4.A2" office:value-type="string">
            <text:list xml:id="list145343397629261" text:continue-numbering="true" text:style-name="L1">
              <text:list-item>
                <text:p text:style-name="P8"><text:span text:style-name="T2">i</text:span><text:span text:style-name="T1">nstantiate and configure JSBSim instance (FGFDMExec)</text:span></text:p>
              </text:list-item>
              <text:list-item>
                <text:p text:style-name="P8"><text:span text:style-name="T2">c</text:span><text:span text:style-name="T1">ommunicate raw variables to/from JSBSim</text:span></text:p>
              </text:list-item>
              <text:list-item>
                <text:p text:style-name="P7">render JSBSim state</text:p>
              </text:list-item>
            </text:list>
          </table:table-cell>
          <table:table-cell table:style-name="Table4.B2" office:value-type="string">
            <text:list xml:id="list145343591552111" text:continue-numbering="true" text:style-name="L1">
              <text:list-item>
                <text:p text:style-name="P9">FGFDMExec</text:p>
              </text:list-item>
              <text:list-item>
                <text:p text:style-name="P9">JsbSimEnv</text:p>
              </text:list-item>
              <text:list-item>
                <text:p text:style-name="P9">plt.Figure / FlightGear?</text:p>
              </text:list-item>
            </text:list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9T11:41:32.149307089</meta:creation-date>
    <dc:date>2018-06-22T14:53:43.200251573</dc:date>
    <meta:editing-duration>PT1H27M31S</meta:editing-duration>
    <meta:editing-cycles>4</meta:editing-cycles>
    <meta:generator>LibreOffice/6.0.3.2$Linux_X86_64 LibreOffice_project/00m0$Build-2</meta:generator>
    <meta:document-statistic meta:table-count="4" meta:image-count="0" meta:object-count="0" meta:page-count="1" meta:paragraph-count="27" meta:word-count="105" meta:character-count="709" meta:non-whitespace-character-count="652"/>
  </office:meta>
</office:document-meta>
</file>